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c83aeb">
      <style:text-properties fo:background-color="#FFC000" fo:font-size="54.0pt" fo:font-weight="bold"/>
    </style:style>
    <style:style style:family="text" style:name="a1ce90b">
      <style:text-properties fo:background-color="#FFC000" fo:font-size="54.0pt" fo:font-weight="bold"/>
    </style:style>
    <style:style style:family="table-cell" style:name="ade96bf">
      <style:table-cell-properties fo:border-bottom="0.02mm solid #000000" fo:border-left="0.02mm solid #000000" fo:border-right="0.02mm solid #000000" fo:border-top="0.02mm solid #000000"/>
    </style:style>
    <style:style style:family="table-cell" style:name="acee954">
      <style:table-cell-properties fo:border-bottom="0.02mm solid #000000" fo:border-left="0.02mm solid #000000" fo:border-right="0.02mm solid #000000" fo:border-top="0.02mm solid #000000"/>
    </style:style>
    <style:style style:family="table-cell" style:name="a123975">
      <style:table-cell-properties fo:border-bottom="0.02mm solid #000000" fo:border-left="0.02mm solid #000000" fo:border-right="0.02mm solid #000000" fo:border-top="0.02mm solid #000000"/>
    </style:style>
    <style:style style:family="table-cell" style:name="a85013b">
      <style:table-cell-properties fo:border-bottom="0.02mm solid #000000" fo:border-left="0.02mm solid #000000" fo:border-right="0.02mm solid #000000" fo:border-top="0.02mm solid #000000"/>
    </style:style>
    <style:style style:family="table-cell" style:name="a21b116">
      <style:table-cell-properties fo:border-bottom="0.02mm solid #000000" fo:border-left="0.02mm solid #000000" fo:border-right="0.02mm solid #000000" fo:border-top="0.02mm solid #000000"/>
    </style:style>
    <style:style style:family="table-cell" style:name="a306d9d">
      <style:table-cell-properties fo:border-bottom="0.02mm solid #000000" fo:border-left="0.02mm solid #000000" fo:border-right="0.02mm solid #000000" fo:border-top="0.02mm solid #000000"/>
    </style:style>
    <style:style style:family="table-cell" style:name="a7c675b">
      <style:table-cell-properties fo:border-bottom="0.02mm solid #000000" fo:border-left="0.02mm solid #000000" fo:border-right="0.02mm solid #000000" fo:border-top="0.02mm solid #000000"/>
    </style:style>
    <style:style style:family="table-cell" style:name="a132fd1">
      <style:table-cell-properties fo:border-bottom="0.02mm solid #000000" fo:border-left="0.02mm solid #000000" fo:border-right="0.02mm solid #000000" fo:border-top="0.02mm solid #000000"/>
    </style:style>
    <style:style style:family="table-cell" style:name="a41a14a">
      <style:table-cell-properties fo:border-bottom="0.02mm solid #000000" fo:border-left="0.02mm solid #000000" fo:border-right="0.02mm solid #000000" fo:border-top="0.02mm solid #000000"/>
    </style:style>
    <style:style style:family="text" style:name="af9240b">
      <style:text-properties fo:background-color="#FF0000" fo:font-size="36.0pt" fo:font-style="italic" fo:font-weight="bold" style:text-underline-style="solid"/>
    </style:style>
    <style:style style:family="table-cell" style:name="a0a3230">
      <style:table-cell-properties fo:border-bottom="0.02mm solid #000000" fo:border-left="0.02mm solid #000000" fo:border-right="0.02mm solid #000000" fo:border-top="0.02mm solid #000000"/>
    </style:style>
    <style:style style:family="text" style:name="ab0e250">
      <style:text-properties fo:font-weight="bold"/>
    </style:style>
    <style:style style:family="table-cell" style:name="a9b8a04">
      <style:table-cell-properties fo:border-bottom="0.02mm solid #000000" fo:border-left="0.02mm solid #000000" fo:border-right="0.02mm solid #000000" fo:border-top="0.02mm solid #000000"/>
    </style:style>
    <style:style style:family="text" style:name="a0ddcce">
      <style:text-properties fo:font-weight="bold"/>
    </style:style>
    <style:style style:family="table-cell" style:name="a2f6040">
      <style:table-cell-properties fo:border-bottom="0.02mm solid #000000" fo:border-left="0.02mm solid #000000" fo:border-right="0.02mm solid #000000" fo:border-top="0.02mm solid #000000"/>
    </style:style>
    <style:style style:family="text" style:name="a91561d">
      <style:text-properties fo:font-weight="bold"/>
    </style:style>
    <style:style style:family="table-cell" style:name="afcc1a3">
      <style:table-cell-properties fo:border-bottom="0.02mm solid #000000" fo:border-left="0.02mm solid #000000" fo:border-right="0.02mm solid #000000" fo:border-top="0.02mm solid #000000"/>
    </style:style>
    <style:style style:family="text" style:name="ae3fcd3">
      <style:text-properties fo:background-color="#FFFF00" fo:font-weight="bold"/>
    </style:style>
    <style:style style:family="table-cell" style:name="aeef89b">
      <style:table-cell-properties fo:border-bottom="0.02mm solid #000000" fo:border-left="0.02mm solid #000000" fo:border-right="0.02mm solid #000000" fo:border-top="0.02mm solid #000000"/>
    </style:style>
    <style:style style:family="text" style:name="a65793b">
      <style:text-properties fo:font-weight="bold"/>
    </style:style>
    <style:style style:family="table-cell" style:name="aa9e525">
      <style:table-cell-properties fo:border-bottom="0.02mm solid #000000" fo:border-left="0.02mm solid #000000" fo:border-right="0.02mm solid #000000" fo:border-top="0.02mm solid #000000"/>
    </style:style>
    <style:style style:family="table-column" style:name="a254541">
      <style:table-column-properties style:rel-column-width="1000*"/>
    </style:style>
    <style:style style:family="table" style:name="a032266" style:parent-style-name="TableGrid">
      <style:table-properties style:rel-width="100%"/>
    </style:style>
    <style:style style:family="paragraph" style:name="ac7fde3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410d60">
      <style:text-properties style:text-underline-style="none" xlink:href="http://www.eins.de"/>
    </style:style>
    <style:style style:family="text" style:name="ab5a172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fb56ee" style:parent-style-name="Standard">
      <style:paragraph-properties fo:margin-left="7.5mm" fo:margin-right="0.0mm" fo:text-indent="-7.5mm"/>
      <style:text-properties/>
    </style:style>
    <style:style style:family="paragraph" style:name="a906c8a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0eac1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19d63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2a9304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6fda1b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e940a9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33242e">
      <style:text-properties fo:background-color="#FFC000" fo:font-weight="bold"/>
    </style:style>
    <style:style style:family="text" style:name="aa36cbc">
      <style:text-properties fo:background-color="#FFC000" fo:font-weight="bold"/>
    </style:style>
    <style:style style:family="text" style:name="ae5259f">
      <style:text-properties fo:background-color="#FF0000" fo:font-style="italic" fo:font-weight="bold" style:text-underline-style="solid"/>
    </style:style>
  </office:automatic-styles>
  <office:body>
    <office:text>
      <text:p text:style-name="a6fda1b"/>
      <text:p text:style-name="a2a9304"/>
      <text:p text:style-name="a19d63c"/>
      <text:p text:style-name="a0eac1c"/>
      <text:p text:style-name="a906c8a"/>
      <text:p text:style-name="afb56ee"><text:a xlink:href="http://www.eins.de"><text:span text:style-name="Hyperlink">Kapi</text:span><text:span text:style-name="Hyperlink">tel</text:span></text:a><text:a xlink:href="http://www.eins.de"><text:span text:style-name="a410d60"><text:s/><text:s text:c="27"/></text:span></text:a><text:a xlink:href="http://www.zwei.de"><text:span text:style-name="Hyperlink">10</text:span></text:a></text:p>
      <text:p text:style-name="ac7fde3"/>
      <text:p text:style-name="Standard"/>
      <table:table table:style-name="a032266">
        <table:table-column table:number-columns-repeated="5" table:style-name="a254541"/>
        <table:table-row>
          <table:table-cell table:style-name="aa9e525">
            <text:p><text:span text:style-name="a65793b">Montag</text:span></text:p>
          </table:table-cell>
          <table:table-cell table:style-name="aeef89b">
            <text:p><text:span text:style-name="ae3fcd3">Dienstag</text:span></text:p>
          </table:table-cell>
          <table:table-cell table:style-name="afcc1a3">
            <text:p><text:span text:style-name="a91561d">Mittwoch</text:span></text:p>
          </table:table-cell>
          <table:table-cell table:style-name="a2f6040">
            <text:p><text:span text:style-name="a0ddcce">Donnerstag</text:span></text:p>
          </table:table-cell>
          <table:table-cell table:style-name="a9b8a04">
            <text:p><text:span text:style-name="ab0e250">Freitag</text:span></text:p>
          </table:table-cell>
        </table:table-row>
        <table:table-row>
          <table:table-cell table:style-name="a0a3230">
            <text:p><text:span text:style-name="ae5259f">Rot Und BOLD</text:span></text:p>
          </table:table-cell>
          <table:table-cell table:style-name="a41a14a"/>
          <table:table-cell table:style-name="a132fd1"/>
          <table:table-cell table:style-name="a7c675b"/>
          <table:table-cell table:style-name="a306d9d"/>
        </table:table-row>
        <table:table-row>
          <table:table-cell table:style-name="a21b116"/>
          <table:table-cell table:style-name="a85013b"/>
          <table:table-cell table:style-name="a123975"/>
          <table:table-cell table:style-name="acee954"/>
          <table:table-cell table:style-name="ade96bf"/>
        </table:table-row>
      </table:table>
      <text:p/>
      <text:p><text:span text:style-name="aa36cbc">Text</text:span></text:p>
      <text:p><text:span text:style-name="a33242e">pfff</text:span></text:p>
      <text:p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0.0pt" style:font-weight-asian="bold"/>
    </style:style>
    <style:style style:family="paragraph" style:name="Header" style:parent-style-name="Standard"/>
    <style:style style:family="paragraph" style:name="Footer" style:parent-style-name="Standard"/>
    <style:style style:family="paragraph" style:name="Index" style:parent-style-name="Standard">
      <style:text-properties style:font-name-complex="FreeSans1" style:font-size-asian="12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1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1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text-properties fo:country="US" fo:font-size="12.0pt" fo:language="en" style:font-size-asian="12.0pt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2</dc:date>
    <meta:editing-cycles>2</meta:editing-cycles>
    <meta:editing-duration>PT0.015S</meta:editing-duration>
  </office:meta>
</office:document-meta>
</file>